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0000" draw:textarea-horizontal-align="justify" draw:textarea-vertical-align="middle" draw:auto-grow-height="false" fo:min-height="10.146cm" fo:min-width="9.896cm" fo:wrap-option="wrap"/>
    </style:style>
    <style:style style:name="gr2" style:family="graphic" style:parent-style-name="standard">
      <style:graphic-properties draw:stroke="none" draw:fill-color="#eeeeee" draw:textarea-horizontal-align="justify" draw:textarea-vertical-align="middle" draw:auto-grow-height="false" fo:min-height="6.892cm" fo:min-width="6.642cm" fo:wrap-option="wrap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7cm" svg:height="14.7cm" svg:x="0.15cm" svg:y="0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0.1cm" svg:height="10.1cm" svg:x="2.45cm" svg:y="2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cs" fo:country="CZ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3T20:38:52.595883051</meta:creation-date>
    <dc:date>2023-01-04T20:00:49.192779163</dc:date>
    <meta:editing-duration>PT23M27S</meta:editing-duration>
    <meta:editing-cycles>7</meta:editing-cycles>
    <meta:generator>LibreOffice/7.4.3.2$Linux_X86_64 LibreOffice_project/40$Build-2</meta:generator>
    <meta:document-statistic meta:object-count="2"/>
  </office:meta>
</office:document-meta>
</file>